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86mm"/>
    </style:style>
    <style:style style:name="co3" style:family="table-column">
      <style:table-column-properties fo:break-before="auto" style:column-width="34.91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27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language="en" fo:country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language="en" fo:country="US" fo:font-weight="normal" style:font-weight-asian="normal" style:font-weight-complex="normal"/>
    </style:style>
    <style:style style:name="ce6" style:family="table-cell" style:parent-style-name="Default">
      <style:text-properties fo:language="en" fo:country="US"/>
    </style:style>
    <style:style style:name="ce8" style:family="table-cell" style:parent-style-name="Formula">
      <style:text-properties fo:language="en" fo:country="US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1" table:number-columns-repeated="1018" table:default-cell-style-name="ce6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2])" office:value-type="float" office:value="0.841470984807896" calcext:value-type="float">
            <text:p>0,841470984807896</text:p>
          </table:table-cell>
          <table:table-cell table:style-name="ce8" table:formula="of:=FORMULA([.B2])" office:value-type="string" office:string-value="=SIN(A2)" calcext:value-type="string">
            <text:p>=SIN(A2)</text:p>
          </table:table-cell>
          <table:table-cell table:style-name="ce3" office:value-type="float" office:value="1" calcext:value-type="float">
            <text:p>1</text:p>
          </table:table-cell>
          <table:table-cell table:formula="of:=SINH([.D2])" office:value-type="float" office:value="1.1752011936438" calcext:value-type="float">
            <text:p>1,1752011936438</text:p>
          </table:table-cell>
          <table:table-cell table:style-name="ce8" table:formula="of:=FORMULA([.E2])" office:value-type="string" office:string-value="=SINH(D2)" calcext:value-type="string">
            <text:p>=SINH(D2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[.A4])" office:value-type="float" office:value="0.54030230586814" calcext:value-type="float">
            <text:p>0,54030230586814</text:p>
          </table:table-cell>
          <table:table-cell table:style-name="ce8" table:formula="of:=FORMULA([.B4])" office:value-type="string" office:string-value="=COS(A4)" calcext:value-type="string">
            <text:p>=COS(A4)</text:p>
          </table:table-cell>
          <table:table-cell table:style-name="ce3" office:value-type="float" office:value="1" calcext:value-type="float">
            <text:p>1</text:p>
          </table:table-cell>
          <table:table-cell table:formula="of:=COSH([.D4])" office:value-type="float" office:value="1.54308063481524" calcext:value-type="float">
            <text:p>1,54308063481524</text:p>
          </table:table-cell>
          <table:table-cell table:style-name="ce8" table:formula="of:=FORMULA([.E4])" office:value-type="string" office:string-value="=COSH(D4)" calcext:value-type="string">
            <text:p>=COSH(D4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AN([.A6])" office:value-type="float" office:value="1.5574077246549" calcext:value-type="float">
            <text:p>1,5574077246549</text:p>
          </table:table-cell>
          <table:table-cell table:style-name="ce8" table:formula="of:=FORMULA([.B6])" office:value-type="string" office:string-value="=TAN(A6)" calcext:value-type="string">
            <text:p>=TAN(A6)</text:p>
          </table:table-cell>
          <table:table-cell table:style-name="ce3" office:value-type="float" office:value="1" calcext:value-type="float">
            <text:p>1</text:p>
          </table:table-cell>
          <table:table-cell table:formula="of:=TANH([.D6])" office:value-type="float" office:value="0.761594155955765" calcext:value-type="float">
            <text:p>0,761594155955765</text:p>
          </table:table-cell>
          <table:table-cell table:style-name="ce8" table:formula="of:=FORMULA([.E6])" office:value-type="string" office:string-value="=TANH(D6)" calcext:value-type="string">
            <text:p>=TANH(D6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EC([.A8])" office:value-type="float" office:value="1.85081571768093" calcext:value-type="float">
            <text:p>1,85081571768093</text:p>
          </table:table-cell>
          <table:table-cell table:style-name="ce8" table:formula="of:=FORMULA([.B8])" office:value-type="string" office:string-value="=SEC(A8)" calcext:value-type="string">
            <text:p>=SEC(A8)</text:p>
          </table:table-cell>
          <table:table-cell table:style-name="ce3" office:value-type="float" office:value="1" calcext:value-type="float">
            <text:p>1</text:p>
          </table:table-cell>
          <table:table-cell table:formula="of:=SECH([.D8])" office:value-type="float" office:value="0.648054273663885" calcext:value-type="float">
            <text:p>0,648054273663885</text:p>
          </table:table-cell>
          <table:table-cell table:style-name="ce8" table:formula="of:=FORMULA([.E8])" office:value-type="string" office:string-value="=SECH(D8)" calcext:value-type="string">
            <text:p>=SECH(D8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SC([.A10])" office:value-type="float" office:value="1.18839510577812" calcext:value-type="float">
            <text:p>1,18839510577812</text:p>
          </table:table-cell>
          <table:table-cell table:style-name="ce8" table:formula="of:=FORMULA([.B10])" office:value-type="string" office:string-value="=COSEC(A10)" calcext:value-type="string">
            <text:p>=COSEC(A10)</text:p>
          </table:table-cell>
          <table:table-cell table:style-name="ce3" office:value-type="float" office:value="1" calcext:value-type="float">
            <text:p>1</text:p>
          </table:table-cell>
          <table:table-cell table:formula="of:=CSCH([.D10])" office:value-type="float" office:value="0.850918128239321" calcext:value-type="float">
            <text:p>0,850918128239321</text:p>
          </table:table-cell>
          <table:table-cell table:style-name="ce8" table:formula="of:=FORMULA([.E10])" office:value-type="string" office:string-value="=COSECH(D10)" calcext:value-type="string">
            <text:p>=COSECH(D10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T([.A12])" office:value-type="float" office:value="0.642092615934331" calcext:value-type="float">
            <text:p>0,642092615934331</text:p>
          </table:table-cell>
          <table:table-cell table:style-name="ce8" table:formula="of:=FORMULA([.B12])" office:value-type="string" office:string-value="=COT(A12)" calcext:value-type="string">
            <text:p>=COT(A12)</text:p>
          </table:table-cell>
          <table:table-cell table:style-name="ce3" office:value-type="float" office:value="1" calcext:value-type="float">
            <text:p>1</text:p>
          </table:table-cell>
          <table:table-cell table:formula="of:=COTH([.D12])" office:value-type="float" office:value="1.31303528549933" calcext:value-type="float">
            <text:p>1,31303528549933</text:p>
          </table:table-cell>
          <table:table-cell table:style-name="ce8" table:formula="of:=FORMULA([.E12])" office:value-type="string" office:string-value="=COTH(D12)" calcext:value-type="string">
            <text:p>=COTH(D12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ACOS([.A14])" office:value-type="float" office:value="1.0471975511966" calcext:value-type="float">
            <text:p>1,0471975511966</text:p>
          </table:table-cell>
          <table:table-cell table:style-name="ce8" table:formula="of:=FORMULA([.B14])" office:value-type="string" office:string-value="=BOOGCOS(A14)" calcext:value-type="string">
            <text:p>=BOOGCOS(A14)</text:p>
          </table:table-cell>
          <table:table-cell table:style-name="ce3" office:value-type="float" office:value="1.5" calcext:value-type="float">
            <text:p>1,5</text:p>
          </table:table-cell>
          <table:table-cell table:formula="of:=ACOSH([.D14])" office:value-type="float" office:value="0.962423650119207" calcext:value-type="float">
            <text:p>0,962423650119207</text:p>
          </table:table-cell>
          <table:table-cell table:style-name="ce8" table:formula="of:=FORMULA([.E14])" office:value-type="string" office:string-value="=BOOGCOSH(D14)" calcext:value-type="string">
            <text:p>=BOOGCOSH(D14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ASIN([.A16])" office:value-type="float" office:value="0.523598775598299" calcext:value-type="float">
            <text:p>0,523598775598299</text:p>
          </table:table-cell>
          <table:table-cell table:style-name="ce8" table:formula="of:=FORMULA([.B16])" office:value-type="string" office:string-value="=BOOGSIN(A16)" calcext:value-type="string">
            <text:p>=BOOGSIN(A16)</text:p>
          </table:table-cell>
          <table:table-cell table:style-name="ce3" office:value-type="float" office:value="0.5" calcext:value-type="float">
            <text:p>0,5</text:p>
          </table:table-cell>
          <table:table-cell table:formula="of:=ASINH([.D16])" office:value-type="float" office:value="0.481211825059603" calcext:value-type="float">
            <text:p>0,481211825059603</text:p>
          </table:table-cell>
          <table:table-cell table:style-name="ce8" table:formula="of:=FORMULA([.E16])" office:value-type="string" office:string-value="=BOOGSINH(D16)" calcext:value-type="string">
            <text:p>=BOOGSINH(D16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ATAN([.A18])" office:value-type="float" office:value="0.463647609000806" calcext:value-type="float">
            <text:p>0,463647609000806</text:p>
          </table:table-cell>
          <table:table-cell table:style-name="ce8" table:formula="of:=FORMULA([.B18])" office:value-type="string" office:string-value="=BOOGTAN(A18)" calcext:value-type="string">
            <text:p>=BOOGTAN(A18)</text:p>
          </table:table-cell>
          <table:table-cell table:style-name="ce3" office:value-type="float" office:value="0.5" calcext:value-type="float">
            <text:p>0,5</text:p>
          </table:table-cell>
          <table:table-cell table:formula="of:=ATANH([.D18])" office:value-type="float" office:value="0.549306144334055" calcext:value-type="float">
            <text:p>0,549306144334055</text:p>
          </table:table-cell>
          <table:table-cell table:style-name="ce8" table:formula="of:=FORMULA([.E18])" office:value-type="string" office:string-value="=BOOGTANH(D18)" calcext:value-type="string">
            <text:p>=BOOGTANH(D18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ACOT([.A20])" office:value-type="float" office:value="1.10714871779409" calcext:value-type="float">
            <text:p>1,10714871779409</text:p>
          </table:table-cell>
          <table:table-cell table:style-name="ce8" table:formula="of:=FORMULA([.B20])" office:value-type="string" office:string-value="=BOOGCOT(A20)" calcext:value-type="string">
            <text:p>=BOOGCOT(A20)</text:p>
          </table:table-cell>
          <table:table-cell table:style-name="ce3" office:value-type="float" office:value="1.5" calcext:value-type="float">
            <text:p>1,5</text:p>
          </table:table-cell>
          <table:table-cell table:formula="of:=ACOTH([.D20])" office:value-type="float" office:value="0.80471895621705" calcext:value-type="float">
            <text:p>0,80471895621705</text:p>
          </table:table-cell>
          <table:table-cell table:style-name="ce8" table:formula="of:=FORMULA([.E20])" office:value-type="string" office:string-value="=BOOGCOTH(D20)" calcext:value-type="string">
            <text:p>=BOOGCOTH(D20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1023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table:formula="of:=ATAN2([.A22];[.A23])" office:value-type="float" office:value="0.785398163397448" calcext:value-type="float">
            <text:p>0,785398163397448</text:p>
          </table:table-cell>
          <table:table-cell table:style-name="ce8" table:formula="of:=FORMULA([.B23])" office:value-type="string" office:string-value="=BOOGTAN2(A22;A23)" calcext:value-type="string">
            <text:p>=BOOGTAN2(A22;A23)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ormul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09:15:17.867362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Hallot</meta:initial-creator>
    <meta:creation-date>2018-03-21T16:40:45.927135054</meta:creation-date>
    <dc:date>2018-08-24T09:31:20.171349129</dc:date>
    <dc:creator>Leo Moons</dc:creator>
    <meta:editing-duration>PT6H35M6S</meta:editing-duration>
    <meta:editing-cycles>14</meta:editing-cycles>
    <meta:generator>LibreOffice/6.0.5.2$Linux_x86 LibreOffice_project/00m0$Build-2</meta:generator>
    <meta:document-statistic meta:table-count="1" meta:cell-count="64" meta:object-count="0"/>
  </office:meta>
</office:document-meta>
</file>